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562" officeooo:paragraph-rsid="00015562"/>
    </style:style>
    <style:style style:name="P2" style:family="paragraph" style:parent-style-name="Standard">
      <style:text-properties officeooo:rsid="00027859" officeooo:paragraph-rsid="00027859"/>
    </style:style>
    <style:style style:name="P3" style:family="paragraph" style:parent-style-name="Standard">
      <style:text-properties officeooo:rsid="00031bcd" officeooo:paragraph-rsid="00031bcd"/>
    </style:style>
    <style:style style:name="T1" style:family="text">
      <style:text-properties officeooo:rsid="0003550a"/>
    </style:style>
    <style:style style:name="T2" style:family="text">
      <style:text-properties officeooo:rsid="0005448c"/>
    </style:style>
    <style:style style:name="T3" style:family="text">
      <style:text-properties officeooo:rsid="00065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traHealth</text:p>
      <text:p text:style-name="P1"><text:tab/>Gives extra max health</text:p>
      <text:p text:style-name="P1">ExtraWillHealth</text:p>
      <text:p text:style-name="P1"><text:tab/>Gives extra max will health</text:p>
      <text:p text:style-name="P1">FasterRest</text:p>
      <text:p text:style-name="P1"><text:tab/>Increase non-battle passive health regain</text:p>
      <text:p text:style-name="P1"><text:tab/>At cost of extra fat burn(remove?)</text:p>
      <text:p text:style-name="P2">StealMore</text:p>
      <text:p text:style-name="P2"><text:tab/>Increase amount gender essence you take</text:p>
      <text:p text:style-name="P3">GiveEssence Active</text:p>
      <text:p text:style-name="P3"><text:tab/>Unlocks ability to infuse your essence into opponent</text:p>
      <text:p text:style-name="P3"><text:tab/><text:span text:style-name="T1">Increase amount?</text:span></text:p>
      <text:p text:style-name="P3"><text:tab/><text:span text:style-name="T2">Discount? Make it so that you give 70 ess and opponent gain 100.</text:span></text:p>
      <text:p text:style-name="P3">GiveEssence Passive</text:p>
      <text:p text:style-name="P3"><text:tab/><text:span text:style-name="T3">Weaker gain each time you orgasm</text:span></text:p>
      <text:p text:style-name="P3"><text:tab/><text:span text:style-name="T3">Doesn’t cost you any essence</text:span></text:p>
      <text:p text:style-name="P3"><text:tab/><text:span text:style-name="T3">works by utilizing the sexual energies formed during your intercourse to convert the non-bound <text:tab/>essence in the air into a form of gender ess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02-18T14:10:10.829000000</dc:date>
    <meta:editing-duration>PT11M32S</meta:editing-duration>
    <meta:editing-cycles>6</meta:editing-cycles>
    <meta:document-statistic meta:table-count="0" meta:image-count="0" meta:object-count="0" meta:page-count="1" meta:paragraph-count="17" meta:word-count="92" meta:character-count="593" meta:non-whitespace-character-count="506"/>
  </office:meta>
</office:document-meta>
</file>